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6">
      <style:text-properties fo:background-color="#ffff00"/>
    </style:style>
    <style:style style:name="P23" style:family="paragraph" style:parent-style-name="Standard" style:list-style-name="L20">
      <style:text-properties fo:background-color="#ffff00"/>
    </style:style>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3684404682106961093" text:style-name="L1">
        <text:list-item>
          <text:p text:style-name="P6">Projekt erstellt</text:p>
        </text:list-item>
        <text:list-item>
          <text:p text:style-name="P6">Unity 2018.4.12f1 (LTS) weil LTS</text:p>
        </text:list-item>
        <text:list-item>
          <text:p text:style-name="P6">Hat aber bekanntes Problem mit “unassigned field” Warnungen, werde vielleicht wechseln</text:p>
        </text:list-item>
        <text:list-item>
          <text:p text:style-name="P6">WebGL-Support mitinstalliert, weil möglicherweise auch abgespeckte Web-Version</text:p>
        </text:list-item>
      </text:list>
      <text:p text:style-name="Standard"/>
      <text:list xml:id="list9057886949803468762" text:style-name="L2">
        <text:list-item>
          <text:p text:style-name="P7">Anfang mit Hauptmenü (Sehr grobe Version)</text:p>
        </text:list-item>
        <text:list-item>
          <text:p text:style-name="P7">Je eine Canvas pro Bildschirm, aus Performancegründen (Canvases werden KOMPLETT neu gebaut, wenn etwas verändert wird)</text:p>
        </text:list-item>
        <text:list-item>
          <text:p text:style-name="P7">Jede Canvas als Prefab, damit versehentliche Änderungen einfacher rückgängig zu machen sind</text:p>
        </text:list-item>
        <text:list-item>
          <text:p text:style-name="P7">TextMeshPro importiert, weil justified Text für die Erklärungen wichtig sein wird (Unity kann nur left-/right-/center-aligned)</text:p>
        </text:list-item>
        <text:list-item>
          <text:p text:style-name="P7">Einige Fonts importiert (Arial, SegoeUI, Consolas) und mich mit dem TMP FontAssetCreator vertraut gemacht</text:p>
        </text:list-item>
        <text:list-item>
          <text:p text:style-name="P7">Suzanne (Affe) importiert als 3D-Testmodell, besser als Würfel/Kugeln...</text:p>
        </text:list-item>
      </text:list>
      <text:p text:style-name="Standard"/>
      <text:list xml:id="list2982146790713243283" text:style-name="L3">
        <text:list-item>
          <text:p text:style-name="P8">Automatische Generierung der Buttons im Hauptmenü dank meiner Erfahrung aus dem Praktikum (ist einfacher für mich, als es per Hand zu bauen. Und es ist einfacher zu ändern...)</text:p>
        </text:list-item>
      </text:list>
      <text:p text:style-name="Standard"/>
      <text:list xml:id="list1544949672779323351" text:style-name="L4">
        <text:list-item>
          <text:p text:style-name="P9">Angefangen mit dem Vertex-Screen</text:p>
        </text:list-item>
        <text:list-item>
          <text:p text:style-name="P9">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9">2 weitere Kameras hinzugefügt und sie so eingestellt, dass sie nur bestimmte Objekte rendern und das auf eine RenderTexture</text:p>
        </text:list-item>
        <text:list-item>
          <text:p text:style-name="P9">Mein CustomMatrix-Zeug importiert und angepasst</text:p>
        </text:list-item>
        <text:list-item>
          <text:p text:style-name="P9">Der CustomMatrix-Shader z.B. nutzt nun IBL</text:p>
        </text:list-item>
        <text:list-item>
          <text:p text:style-name="P9">Idee CanvasRegistry und CanvasID (von wegen CanvasRegistry.Get(id) zum Screen-wechseln, denke mir aber, dass das besser geht...)</text:p>
        </text:list-item>
        <text:list-item>
          <text:p text:style-name="P9">Herausgefunden, wie man Kameras AUSSCHLIESSLICH manuell rendern kann (disablen und dann cam.Render())</text:p>
        </text:list-item>
        <text:list-item>
          <text:p text:style-name="P9">CustomCamera-Script erstellt, das sich um die Matrizen kümmert, damit die Objekte nicht wissen müssen, ob sie jetzt mehrere VP-Matrizen anwenden müssen (für die “Aussenansicht”)</text:p>
        </text:list-item>
        <text:list-item>
          <text:p text:style-name="P9">Problem gefunden, dass Objekte cullen, auch wenn sie technisch gesehen auf dem Bildschirm sind (mehrere Ideen zu Lösung)</text:p>
        </text:list-item>
      </text:list>
      <text:p text:style-name="Standard"/>
      <text:p text:style-name="P4"><text:soft-page-break/>19.11.19</text:p>
      <text:p text:style-name="Standard"/>
      <text:list xml:id="list6372682877047821100" text:style-name="L5">
        <text:list-item>
          <text:p text:style-name="P10">Überlegt, wie ich die RenderTextures vernünftig resizen könnte</text:p>
        </text:list-item>
        <text:list-item>
          <text:p text:style-name="P10">Sind ein paar Ebenen tief in der Canvas</text:p>
        </text:list-item>
        <text:list-item>
          <text:p text:style-name="P10">Nicht unmöglich, aber umständlich</text:p>
        </text:list-item>
        <text:list-item>
          <text:p text:style-name="P10">Kurz gegooglet, ob es schon eine vorgefertigte Lösung in der Unity-API gibt, aber kein Glück</text:p>
        </text:list-item>
        <text:list-item>
          <text:p text:style-name="P10">Idee, es einfach manuell zu machen und Fehler zu fixen, wenn sie auftauchen (Rekursiv von der Canvas selbst ausgehen und mittels der Bounds und sizeDeltas die schlussendliche Größe zu finden)</text:p>
        </text:list-item>
        <text:list-item>
          <text:p text:style-name="P10">Dann aber darauf gekommen, dass ich einfach viewport rects für die Kameras benutzen könnte</text:p>
        </text:list-item>
        <text:list-item>
          <text:p text:style-name="P10">Problem: Plötzlich wurde alles wieder falsch gerendert</text:p>
        </text:list-item>
        <text:list-item>
          <text:p text:style-name="P10">Weil GL.GetGPUProjectionMatrix renderIntoTexture immer auf true war (hatte bisher keinen Sinn darin gesehen, es zu ändern)</text:p>
          <text:list>
            <text:list-item>
              <text:p text:style-name="P10">Bei Forward, Deferred und im Scene-View war es NUR korrekt wenn dieses Parameter auf true war</text:p>
            </text:list-item>
            <text:list-item>
              <text:p text:style-name="P10">Beim Rendern in RenderTextures war es auch korrekt (dafür war es ja da)</text:p>
            </text:list-item>
            <text:list-item>
              <text:p text:style-name="P10">Beim Rendern in ein KLEINERES viewport rect als den gesamten Bildschirm AUF FORWARD hingegen ging es schief</text:p>
            </text:list-item>
            <text:list-item>
              <text:p text:style-name="P10">Kameras auf Deferred: Alles gut, Forward: Probleme</text:p>
            </text:list-item>
            <text:list-item>
              <text:p text:style-name="P10">Eigentlich ist nur die y-Achse geflippt, das beeinflusst aber die Triangle-Order sodass alles eventuell von innen nach außen gerendert wird. </text:p>
            </text:list-item>
            <text:list-item>
              <text:p text:style-name="P10">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821154021093173254" text:style-name="L6">
        <text:list-item>
          <text:p text:style-name="P11">Um Culling-Problem zu lösen, mich dazu entschieden, die Kameras (und später auch Objekte) in festen Positionen zu lassen, in denen Culling nie auftreten wird</text:p>
        </text:list-item>
        <text:list-item>
          <text:p text:style-name="P11">Objekte werden ohnehin über Custom-Matrizen gerendert</text:p>
        </text:list-item>
        <text:list-item>
          <text:p text:style-name="P11">Einführung Klasse "CustomTransform"</text:p>
          <text:list>
            <text:list-item>
              <text:p text:style-name="P11">Kann mit new-Keyword den Transform in einem Script overriden</text:p>
            </text:list-item>
            <text:list-item>
              <text:p text:style-name="P11">Referenziert ein separates GameObject mit dem Transform, der dann beeinflusst wird</text:p>
            </text:list-item>
          </text:list>
        </text:list-item>
        <text:list-item>
          <text:p text:style-name="P11">Herausgefunden, dass die View-Matrix in Unity nicht nur die inverse "Model-Matrix" der Kamera ist, sondern die y-Achse invertiert werden muss (per localScale)</text:p>
          <text:p text:style-name="P11"/>
        </text:list-item>
        <text:list-item>
          <text:p text:style-name="P11">Kamerasteuerung über UI implementiert</text:p>
          <text:list>
            <text:list-item>
              <text:p text:style-name="P11">Zuerst Zoom (à la Blender, Empfindlichkeit abhängig von Distanz zum Pivot, Abfangen bevor sie 0 wird, Stop bei Near Clipping Plane), implementiert mit IScrollHandler</text:p>
            </text:list-item>
            <text:list-item>
              <text:p text:style-name="P11">Dann Orbit und Pan mit IPointerDown und -Up</text:p>
            </text:list-item>
            <text:list-item>
              <text:p text:style-name="P11">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780896296887878384" text:style-name="L7">
        <text:list-item>
          <text:p text:style-name="P12">Versucht, Clipping zu visualisieren mittels worldPos (sollte zwischen -1 und 1 liegen bei der externen Kamera)</text:p>
        </text:list-item>
        <text:list-item>
          <text:p text:style-name="P12">Problem, dass MVP * VP irgendwie der erste MVP-Teil nicht vernünftig in einer worldPos resultiert</text:p>
        </text:list-item>
        <text:list-item>
          <text:p text:style-name="P12">Versucht, mit GL einen Grid-Floor zu zeichnen, aber Probleme mit Matrizen (Es scheint, GL <text:soft-page-break/>will komplett andere Matrizen als Unity (Z-Buffer komplett falsch..))</text:p>
        </text:list-item>
        <text:list-item>
          <text:p text:style-name="P12">Überlegt, komplett zu GL zu gehen, weil ich dann null Probleme mit automatischen Unity-Culling hätte</text:p>
        </text:list-item>
        <text:list-item>
          <text:p text:style-name="P12">Problem: GL kann keine Normalen passen, nur Vertices, Vertex-Colours und TexCoords</text:p>
        </text:list-item>
        <text:list-item>
          <text:p text:style-name="P12">Lösung Normalen in Geometry Shader berechnen, Ergebnis Flat Shading</text:p>
        </text:list-item>
        <text:list-item>
          <text:p text:style-name="P12">Shader gemacht, der komplett intern Licht etc macht</text:p>
        </text:list-item>
        <text:list-item>
          <text:p text:style-name="P12">Zu Debugzwecken auch eingebaut, dass VFACE visualisiert wird</text:p>
        </text:list-item>
        <text:list-item>
          <text:p text:style-name="P12">Versucht, sogar die Backfaces semitransparent mittels Dithering zu machen, aber Probleme, dass meine screenPos nicht ganz konsistent war (Das Pattern war leicht von der Tiefe abhängig...)</text:p>
        </text:list-item>
      </text:list>
      <text:p text:style-name="Standard"/>
      <text:list xml:id="list638491080472151919" text:style-name="L8">
        <text:list-item>
          <text:p text:style-name="P13">Alte LWJGL OpenGL-Sachen aus CG herausgekramt</text:p>
        </text:list-item>
        <text:list-item>
          <text:p text:style-name="P13">Code für Matritzen kopiert und dann Stück für Stück gefixt</text:p>
        </text:list-item>
        <text:list-item>
          <text:p text:style-name="P13">z.B. dass die ProjectionMatrix mit einer negativen z-Scale-Matrix multipliziert werden musste (das war alles)</text:p>
        </text:list-item>
        <text:list-item>
          <text:p text:style-name="P13">Bei View-Matrix mussten als Basisvektoren links, oben und forwärts statt rechts, oben und hinten (lwjgl)</text:p>
        </text:list-item>
        <text:list-item>
          <text:p text:style-name="P13">View-Matrix hatte sich weiterhin falsch verhalten, aber nur, wenn ich die Kamera bewegt hatte -&gt; statt translation * rotation das umgekehrte (rotation * translation) </text:p>
        </text:list-item>
      </text:list>
      <text:p text:style-name="Standard"/>
      <text:list xml:id="list2653594197847847985" text:style-name="L9">
        <text:list-item>
          <text:p text:style-name="P14">Weiter versucht, Clipping Volume zu zeigen, diesmal über externe Objekte (GEquals und LEquals mit Backfaces drawn), deckt aber nie zuverlässig das gesamte Objekt ab...</text:p>
        </text:list-item>
        <text:list-item>
          <text:p text:style-name="P14">Geditherte Backfaces hinbekommten, da xy-der clip-Space position bereits die screenPos ist (diesmal NICHT tiefenabhängig)</text:p>
        </text:list-item>
        <text:list-item>
          <text:p text:style-name="P14">Berechnung der View-Matrix vom alten "LookAt"-Style zu einem direkteren (ohne center) geändert</text:p>
        </text:list-item>
      </text:list>
      <text:p text:style-name="Standard"/>
      <text:p text:style-name="P4">21.11.19</text:p>
      <text:p text:style-name="Standard"/>
      <text:list xml:id="list4705311704884748878" text:style-name="L10">
        <text:list-item>
          <text:p text:style-name="P15">Erstes Treffen mit Lenz</text:p>
        </text:list-item>
        <text:list-item>
          <text:p text:style-name="P15">Basically nur das Problem mit der Clip-Space-Visualisierung besprochen (und ein wenig das weitere Vorgehen, sprich melden, erst, wenn ich wieder was zu zeigen hab)</text:p>
        </text:list-item>
        <text:list-item>
          <text:p text:style-name="P15">Hat ein bisschen gedauert, bis wir beide wussten, was wir einander meinten</text:p>
        </text:list-item>
        <text:list-item>
          <text:p text:style-name="P15">Ein wenig probiert</text:p>
        </text:list-item>
        <text:list-item>
          <text:p text:style-name="P15">z.B. als model-matrix nicht die gesamte MVP, sondern nur MV, aber P trotzdem auf die finale MVPVP multipliziert</text:p>
        </text:list-item>
        <text:list-item>
          <text:p text:style-name="P15">War zwar falsch, aber worldPos war immerhin korrekt</text:p>
        </text:list-item>
        <text:list-item>
          <text:p text:style-name="P15">Erwähnt, dass vielleicht die w-Koordinate etwas damit zu tun hat</text:p>
        </text:list-item>
        <text:list-item>
          <text:p text:style-name="P15">Haben es probiert, aber kein vernünftiges Ergebnis bekommen</text:p>
        </text:list-item>
        <text:list-item>
          <text:p text:style-name="P15">Nach Hause, Blatt Papier, einfache Matrix konstruiert (90° FOV, clipping bei 1 und 2, 1/1 aspect ratio) und ein paar vektoren berechnet</text:p>
          <text:list>
            <text:list-item>
              <text:p text:style-name="P15">Gefunden, dass w-Koordinate = originales z und dass man den gesamten Vektor durch (nun) w teilen muss für die korrekten clip-space-Koordinaten</text:p>
            </text:list-item>
            <text:list-item>
              <text:p text:style-name="P15">Also doch durch w teilen</text:p>
            </text:list-item>
            <text:list-item>
              <text:p text:style-name="P15">LÖSUNG: Gesamten float4 worldPos in Fragment Shader interpolieren, DORT durch w teilen</text:p>
            </text:list-item>
          </text:list>
        </text:list-item>
      </text:list>
      <text:p text:style-name="Standard"/>
      <text:list xml:id="list8669355925699999937" text:style-name="L11">
        <text:list-item>
          <text:p text:style-name="P16">Damit die Clip-Space-Vis im Shader zum Funktionieren gebracht (ein weiteres #pragma shader_feature) mittels ein paar step-Calls (UNBEDINGT CODE EINFÜGEN!!!)</text:p>
        </text:list-item>
        <text:list-item>
          <text:p text:style-name="P16">Weiter daran gearbeitet, die GL-Kameras zu nutzen</text:p>
        </text:list-item>
        <text:list-item>
          <text:p text:style-name="P16"><text:soft-page-break/>Herausgefunden, dass GL.Color nur nach GL.Begin einen Effekt hat (wire floor war nicht die richtige Farbe)</text:p>
        </text:list-item>
        <text:list-item>
          <text:p text:style-name="P16">Herausgefunden, dass ich Material.SetMatrix vor Material.SetPass machen muss, sonst ist die Matrix 1 Frame zu spät da</text:p>
        </text:list-item>
      </text:list>
      <text:p text:style-name="Standard"/>
      <text:list xml:id="list4090680607029127661" text:style-name="L12">
        <text:list-item>
          <text:list>
            <text:list-item>
              <text:p text:style-name="P17">Endlich die restlichen Matritzen von LWJGL importiert (musste nur ein bisschen ändern, da ich damals sehr Unity-ähnliche Klassennamen gewählt hatte)</text:p>
            </text:list-item>
            <text:list-item>
              <text:p text:style-name="P17">Musste nichts verändern, da ich sie damals schon nach dem Unitymodell konstruiert hatte (die Rotationsmatrix ist die einzige, bei der das wirklich etwas ausmacht...)</text:p>
            </text:list-item>
          </text:list>
        </text:list-item>
      </text:list>
      <text:p text:style-name="Standard"/>
      <text:list xml:id="list2406371620689577800" text:style-name="L13">
        <text:list-item>
          <text:p text:style-name="P18">Zeichnen mit GL komplett implementiert (alle Transforms sind identisch mit dem von Unity)</text:p>
        </text:list-item>
        <text:list-item>
          <text:p text:style-name="P18">Pivot-Visualisierung schnell gemacht</text:p>
          <text:list>
            <text:list-item>
              <text:p text:style-name="P18">Einfach nur ein 45° gedrehtes oranges Quad mit einer weißen Outline (inspiriert von Blender)</text:p>
            </text:list-item>
            <text:list-item>
              <text:p text:style-name="P18">Ist immer sichtbar, aber wenn verdeckt (hinter Geometrie) dann nur halbtransparent</text:p>
            </text:list-item>
            <text:list-item>
              <text:p text:style-name="P18">Hat konstante Pixelgröße, heißt, ob 360p oder 4K, der Pivot ist immer (z.B.) 9 Pixel horizontal und vertikal</text:p>
            </text:list-item>
            <text:list-item>
              <text:p text:style-name="P18">Code dafür älteren Outline-Shadern von mir entnommen (als Skalierfaktor mit der Distanz zum Pivot multiplizieren und durch die vertikale Bildschirmauflösung teilen)</text:p>
            </text:list-item>
          </text:list>
        </text:list-item>
      </text:list>
      <text:p text:style-name="Standard"/>
      <text:list xml:id="list4331212279530835307" text:style-name="L14">
        <text:list-item>
          <text:p text:style-name="P19">Testweise MVPVP-Matrix getestet (testing testing) aber nur als special model-matrix</text:p>
          <text:list>
            <text:list-item>
              <text:p text:style-name="P19">Clippingdarstellung mit Verdunklung funktioniert super</text:p>
            </text:list-item>
            <text:list-item>
              <text:p text:style-name="P19">Leider brauche ich jetzt noch eine weitere Model-Matrix, weil nun alle meine Normalen im alten Clip-Space leben</text:p>
            </text:list-item>
            <text:list-item>
              <text:p text:style-name="P19">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3023575263398832637" text:style-name="L15">
        <text:list-item>
          <text:p text:style-name="P20">Special Clipping Matrix eingeführt, weil das definitiv die MVP-Matrix der anderen Kamera ist, wobei die Modelmatrix auch etwas anderes sein kann</text:p>
        </text:list-item>
      </text:list>
      <text:p text:style-name="Standard"/>
      <text:list xml:id="list4680453191359811160" text:style-name="L16">
        <text:list-item>
          <text:p text:style-name="P21">Scriptable Object für Farbschema</text:p>
          <text:list>
            <text:list-item>
              <text:p text:style-name="P21">Macht es einfacher, die Farben anzupassen und vor allem einen konsistenten Look für alles zu haben</text:p>
            </text:list-item>
            <text:list-item>
              <text:p text:style-name="P21">Nutzt ein event, um Farben auch updaten zu können, wenn alles schon läuft</text:p>
            </text:list-item>
            <text:list-item>
              <text:p text:style-name="P21">Ist als Singleton erreichbar, sodass keine Referenzen nötig sind (viele Dinge werden das Farbschema pollen)</text:p>
            </text:list-item>
            <text:list-item>
              <text:p text:style-name="P21">DANKE RAIN!!!</text:p>
            </text:list-item>
            <text:list-item>
              <text:p text:style-name="P21">Default ist Dark Theme, werde wahrscheinlich auch ein Default Light Theme einführen und vielleicht, wenn ich viel Lust habe, es als Textdatei exportier- und importierbar machen für User-Schemes (es sind immerhin nur Zahlen...)</text:p>
              <text:list>
                <text:list-item>
                  <text:p text:style-name="P22">Lesen muss dann auf fehlerfreiheit und vollkommenheit testen, sonst wird das interne ScriptableObject gelesen!!!</text:p>
                </text:list-item>
              </text:list>
            </text:list-item>
          </text:list>
        </text:list-item>
      </text:list>
      <text:p text:style-name="Standard"/>
      <text:list xml:id="list9117186218125185481" text:style-name="L17">
        <text:list-item>
          <text:p text:style-name="P24">CanvasRegistry und CanvasID gelöscht, ebenso RenderTextures-Ordner</text:p>
        </text:list-item>
        <text:list-item>
          <text:p text:style-name="P24">Viel über Aussehen und Funktion des Programms nachgedacht und notiert</text:p>
          <text:list>
            <text:list-item>
              <text:p text:style-name="P24"><text:soft-page-break/>z.B. Option für x-Ray-Rendering der Wireframesachen</text:p>
            </text:list-item>
            <text:list-item>
              <text:p text:style-name="P24">z.B. Wireframewürfel für Clip-Space</text:p>
              <text:list>
                <text:list-item>
                  <text:p text:style-name="P24">Direkt implementiert</text:p>
                </text:list-item>
                <text:list-item>
                  <text:p text:style-name="P24">Selber Code wie für Kamera-Visualisierung (die ruft jetzt das Clip-Space Zeichnen mit ihrer eigenen Matrix)</text:p>
                </text:list-item>
              </text:list>
            </text:list-item>
            <text:list-item>
              <text:p text:style-name="P24">Wie die Matritzen (die auf dem UI) funktionieren sollen etc</text:p>
              <text:list>
                <text:list-item>
                  <text:p text:style-name="P24">Funktionen wie Inverse, Transpose, Identity setten anbieten</text:p>
                </text:list-item>
                <text:list-item>
                  <text:p text:style-name="P24">Variablen </text:p>
                </text:list-item>
                <text:list-item>
                  <text:p text:style-name="P24">Felder Funktionen eingeben lassen (wie in FreeCAD und wahrscheinlich auch Excel)</text:p>
                </text:list-item>
                <text:list-item>
                  <text:p text:style-name="P24">Das kann dann den selben Code nutzen wie der (momentan noch geplante) Fragment-Teil (der muss dann auch noch Sachen wie if und Semikolons und mehr können)</text:p>
                </text:list-item>
              </text:list>
            </text:list-item>
            <text:list-item>
              <text:p text:style-name="P24">Dass man in dem Feld pannen und zoomen können muss (da die Anwendung von 640p bis 4K nutzbar sein soll)</text:p>
            </text:list-item>
            <text:list-item>
              <text:p text:style-name="P24">"new Overlay()" (wahrscheinlich eher "Overlay.Activate(...)) für ... Overlays ... noch kein genauer Plan leider</text:p>
            </text:list-item>
            <text:list-item>
              <text:p text:style-name="P24">Dass die Buttons in den Render-Feldern beim Hovern kurz ihren "Namen" bzw ihre Funktion aufflashen, damit der User weiß, was sie machen. Ebenso wenn man direkt über dem Button hovert, bleibt sie sichtbar.</text:p>
            </text:list-item>
            <text:list-item>
              <text:p text:style-name="P24">Wireframe Rendering z.B. (direkt implementiert)</text:p>
            </text:list-item>
          </text:list>
        </text:list-item>
      </text:list>
      <text:p text:style-name="Standard"/>
      <text:list xml:id="list42797905" text:continue-numbering="true" text:style-name="L17">
        <text:list-item>
          <text:p text:style-name="P24">Angefangen, die neue Matrix-"Pipeline" zu nutzen (vorerst nur die Updatereihenfolge der Kameras fixiert)</text:p>
        </text:list-item>
        <text:list-item>
          <text:p text:style-name="P24">Pivot skaliert jetzt auch mit FOV (fast perfekt)</text:p>
        </text:list-item>
        <text:list-item>
          <text:p text:style-name="P24">Mikrooptimierung, indem der Pivot jetzt einen Triangle Strip zeichnet (4 Vertex Calls gegen 6)</text:p>
        </text:list-item>
      </text:list>
      <text:p text:style-name="Standard"/>
      <text:p text:style-name="P5">23.11.19</text:p>
      <text:p text:style-name="Standard"/>
      <text:list xml:id="list4594193416955865259" text:style-name="L18">
        <text:list-item>
          <text:p text:style-name="P25">Experimente mit String-Parsing für Expressions</text:p>
          <text:list>
            <text:list-item>
              <text:p text:style-name="P25">Erste Idee: Info2-Style Infix to Postfix mit Tokenizer</text:p>
            </text:list-item>
            <text:list-item>
              <text:p text:style-name="P25">Dann gesehen, dass es Klassen in C# gibt, die bereits Expressions auflösen können</text:p>
              <text:list>
                <text:list-item>
                  <text:p text:style-name="P25">DataTable, was im Grunde genommen ein Spreadsheet ist (heißt, booleans sind nicht 5 == 2, sondern 5=2)</text:p>
                </text:list-item>
                <text:list-item>
                  <text:p text:style-name="P25">Direktes Kompileren von C# Code (ENORMER OVERHEAD!!!)</text:p>
                </text:list-item>
              </text:list>
            </text:list-item>
            <text:list-item>
              <text:p text:style-name="P25">Also gegooglet und einen guten Link auf Stackoverflow gefunden</text:p>
              <text:list>
                <text:list-item>
                  <text:p text:style-name="P25">Nicht das übliche Infix to Postfix und dann Berechnen, sondern direkt in einem</text:p>
                </text:list-item>
                <text:list-item>
                  <text:p text:style-name="P25">Mochte aber den Code nicht</text:p>
                  <text:list>
                    <text:list-item>
                      <text:p text:style-name="P25">&gt; Selbst machen und Ideen nehmen</text:p>
                    </text:list-item>
                  </text:list>
                </text:list-item>
              </text:list>
            </text:list-item>
          </text:list>
        </text:list-item>
      </text:list>
      <text:p text:style-name="Standard"/>
      <text:p text:style-name="P4">24.11.19</text:p>
      <text:p text:style-name="Standard"/>
      <text:list xml:id="list6872598390136977377" text:style-name="L19">
        <text:list-item>
          <text:p text:style-name="P26">Parser komplett geschrieben</text:p>
          <text:list>
            <text:list-item>
              <text:p text:style-name="P26">Basically Infix to Postfix, aber mit Funktionen</text:p>
            </text:list-item>
            <text:list-item>
              <text:p text:style-name="P26">Dictionary&lt;string, float&gt; für Variablen</text:p>
            </text:list-item>
            <text:list-item>
              <text:p text:style-name="P26">Funktionen, die die Input Expression bekommen, sich ihren Teil aus dem String ENTFERNEN und den Rest Plus den geparsten Wert ausgeben</text:p>
            </text:list-item>
            <text:list-item>
              <text:p text:style-name="P26">Lokale Token-Klasse, um Numbers (Operands) und Operators auseinanderzuhalten und sie in einen Stack packen zu können (abstrakte Token-Klasse)</text:p>
            </text:list-item>
            <text:list-item>
              <text:p text:style-name="P26">Gerüst geschrieben und immer weiter runter, bis ich irgendwann etwas testen konnte</text:p>
              <text:list>
                <text:list-item>
                  <text:p text:style-name="P26"><text:soft-page-break/>1. Die Parameterlisten von Funktionen</text:p>
                  <text:list>
                    <text:list-item>
                      <text:p text:style-name="P26">Von Klammer bis ZUGEHÖRIGER anderer Klammer</text:p>
                    </text:list-item>
                    <text:list-item>
                      <text:p text:style-name="P26">Für tatsächlichen Nutzen war aber gesamte ParseExpression-Funktion vonnöten, weil Parameter selbst vollständige Expressions sind</text:p>
                    </text:list-item>
                  </text:list>
                </text:list-item>
                <text:list-item>
                  <text:p text:style-name="P26">2. Identifier (Variablen und Funktionen)</text:p>
                  <text:list>
                    <text:list-item>
                      <text:p text:style-name="P26">String lesen, solange Buchstaben weitermachen</text:p>
                    </text:list-item>
                    <text:list-item>
                      <text:p text:style-name="P26">Wenn Klammer, dann Parameterliste getten</text:p>
                    </text:list-item>
                    <text:list-item>
                      <text:p text:style-name="P26">Sonst ist Name = Variablenname</text:p>
                    </text:list-item>
                    <text:list-item>
                      <text:p text:style-name="P26">Variablenlookup per Dictionary</text:p>
                    </text:list-item>
                    <text:list-item>
                      <text:p text:style-name="P26">Funktion aus switch, der dann die entsprechende Funktion callt</text:p>
                    </text:list-item>
                  </text:list>
                </text:list-item>
                <text:list-item>
                  <text:p text:style-name="P26">3. Numbers</text:p>
                  <text:list>
                    <text:list-item>
                      <text:p text:style-name="P26">Quasi eine Statemachine in form eines loops</text:p>
                    </text:list-item>
                    <text:list-item>
                      <text:p text:style-name="P26">Weiß, wie C#'s float.Parse es haben will</text:p>
                    </text:list-item>
                  </text:list>
                </text:list-item>
                <text:list-item>
                  <text:p text:style-name="P26">4. Operands (Numbers, Variables, Functions)</text:p>
                  <text:list>
                    <text:list-item>
                      <text:p text:style-name="P26">Alle + und – von vorne entfernen und als Faktor am Ende aufmultiplizieren</text:p>
                    </text:list-item>
                    <text:list-item>
                      <text:p text:style-name="P26">liest dann den ersten char und entscheidet, ob es eine number oder identifier wird</text:p>
                    </text:list-item>
                  </text:list>
                </text:list-item>
                <text:list-item>
                  <text:p text:style-name="P26">5. Operator (+, -, *, /, (, ))</text:p>
                  <text:list>
                    <text:list-item>
                      <text:p text:style-name="P26">Haben Preference (von geeksforgeeks) in lookup table</text:p>
                    </text:list-item>
                  </text:list>
                </text:list-item>
                <text:list-item>
                  <text:p text:style-name="P26">Am Ende, als die Infix-to-postfix-Sache fertig war, schnell noch die evaluierung geschrieben (einfach)</text:p>
                </text:list-item>
                <text:list-item>
                  <text:p text:style-name="P26">Problem mit Infinite Loop</text:p>
                  <text:list>
                    <text:list-item>
                      <text:p text:style-name="P26">Debugger benutzt, um herauszufinden, dass ich operator zwar gelesen habe, aber nicht vom string entfernt habe, sodass der selbe Operator stets gelesen und behandelt wurde</text:p>
                    </text:list-item>
                  </text:list>
                </text:list-item>
                <text:list-item>
                  <text:p text:style-name="P26">Code für Funktionen schöner gemacht</text:p>
                  <text:list>
                    <text:list-item>
                      <text:p text:style-name="P26">Mittels Func&lt;float&gt; und lambda</text:p>
                    </text:list-item>
                    <text:list-item>
                      <text:p text:style-name="P2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4">25.11.19</text:p>
      <text:p text:style-name="Standard"/>
      <text:list xml:id="list9075279785454380686" text:style-name="L20">
        <text:list-item>
          <text:p text:style-name="P27">Probleme fixen</text:p>
          <text:list>
            <text:list-item>
              <text:p text:style-name="P27">Statt RemoveAllWhiteSpace, immer nur Trimmen (weil "s <text:s text:c="3"/>i <text:s/>n ( <text:s text:c="3"/>x)" nicht als "sin(x)" interpretiert werden sollte...</text:p>
            </text:list-item>
            <text:list-item>
              <text:p text:style-name="P27">Postfix evaluation geflippt (2 / 4 -&gt; 2, statt 0.5 </text:p>
            </text:list-item>
            <text:list-item>
              <text:p text:style-name="P27">Multiple Vorzeichen korrekt behandelt (neuen Bug eingeführt, wobei ich mein tempSign bei Benutzung nicht resettet hatte)</text:p>
            </text:list-item>
          </text:list>
        </text:list-item>
        <text:list-item>
          <text:p text:style-name="P27">Code aufgeräumt, indem ParseExpression in Einzelteile geschnitten wurde (prune, infix2postfix, evalpostfix)</text:p>
        </text:list-item>
        <text:list-item>
          <text:p text:style-name="P27">Logikfehler bei Methodenparametrern behoben ("pi() + 1" hat nur 3.14.. returned, weil es nie bis zum Rest gekommen ist)</text:p>
        </text:list-item>
        <text:list-item>
          <text:p text:style-name="P27">Namespace entfernt, in partial class verwandelt, weil functions und tokens in extradatei ordentlicher ist</text:p>
          <text:list>
            <text:list-item>
              <text:p text:style-name="P23">Functions als Objekte!!!!</text:p>
            </text:list-item>
            <text:list-item>
              <text:p text:style-name="P27">Kann GetAll(), um schöne Liste der Funktionen, ihrer Parameter und Beschreibungen zu erstellen (Besser, als von Hand zu machen, was evtl nicht akkurat ist!)</text:p>
            </text:list-item>
            <text:list-item>
              <text:p text:style-name="P27">Hat war aus ~20 Zeilen ~150 gemacht, ist es aber wert</text:p>
            </text:list-item>
          </text:list>
        </text:list-item>
        <text:list-item>
          <text:p text:style-name="P27"><text:soft-page-break/>Performancetests laufen lassen, weil besorgt, dass das alles vielleicht Rechenintensiv ist (oder zumindest memory)</text:p>
          <text:list>
            <text:list-item>
              <text:p text:style-name="P27">Inputstring mit addiertem Index 100 Mal laufen lassen(damit verschiedene inputs)</text:p>
            </text:list-item>
            <text:list-item>
              <text:p text:style-name="P27">Im Hintergrund rotierender Punkt</text:p>
            </text:list-item>
            <text:list-item>
              <text:p text:style-name="P27">Stottern würde auffallen </text:p>
            </text:list-item>
            <text:list-item>
              <text:p text:style-name="P27">Kein Stottern festgestellt</text:p>
            </text:list-item>
          </text:list>
        </text:list-item>
        <text:list-item>
          <text:p text:style-name="P27">Automatisierte Tests geschrieben (Nicht Unit-Tests)</text:p>
          <text:list>
            <text:list-item>
              <text:p text:style-name="P27">Erst Generieren von Kommazahlstrings</text:p>
            </text:list-item>
            <text:list-item>
              <text:p text:style-name="P27">Dann Generieren des gesamten Inputs</text:p>
              <text:list>
                <text:list-item>
                  <text:p text:style-name="P23">Interessante Funktion, Rekursiv und so</text:p>
                </text:list-item>
              </text:list>
            </text:list-item>
            <text:list-item>
              <text:p text:style-name="P27">Mehr Probleme gefunden</text:p>
              <text:list>
                <text:list-item>
                  <text:p text:style-name="P27">z.B., dass atan2 nicht korrekt gelesen wurde, weil Zahlen nicht Teil von Identifiern sein konnten</text:p>
                </text:list-item>
                <text:list-item>
                  <text:p text:style-name="P27">Behoben, nur erstes Zeichen darf keine Zahl sein</text:p>
                </text:list-item>
                <text:list-item>
                  <text:p text:style-name="P27">"pi( )" hatte "ein Parameter", während "pi()" korrekt ausgeführt wurde</text:p>
                </text:list-item>
                <text:list-item>
                  <text:p text:style-name="P27">Auch recht einfach gefixt</text:p>
                </text:list-item>
              </text:list>
            </text:list-item>
            <text:list-item>
              <text:p text:style-name="P27">Dicken fetten Button zum Starten von 10000 Testläufen gemacht, die wenigen Fehler, die kamen dann manuell analysiert über das InputField</text:p>
              <text:list>
                <text:list-item>
                  <text:p text:style-name="P27">basically NaN wurde als Fehler interpretiert (richtig so), aber asin, acos, pow, exp, sqrt etc können sehr einfach entweder NaN oder Infinity produzieren</text:p>
                </text:list-item>
                <text:list-item>
                  <text:p text:style-name="P27">Als "Fehler" ausgenommen</text:p>
                </text:list-item>
                <text:list-item>
                  <text:p text:style-name="P27">Nun nur noch Division durch 0</text:p>
                </text:list-item>
                <text:list-item>
                  <text:p text:style-name="P27">Kommt in 1/10000 Fällen vor und ist kein "Fehler"</text:p>
                </text:list-item>
              </text:list>
            </text:list-item>
          </text:list>
        </text:list-item>
      </text:list>
      <text:p text:style-name="Standard"/>
      <text:p text:style-name="P4">26.11.19</text:p>
      <text:p text:style-name="Standard"/>
      <text:list xml:id="list2076699024833889618" text:style-name="L21">
        <text:list-item>
          <text:p text:style-name="P28">asdf</text:p>
        </text:list-item>
        <text:list-item>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5T22:58:33.56</dc:date>
    <dc:creator>Max Linke</dc:creator>
    <meta:editing-duration>PT3H23M15S</meta:editing-duration>
    <meta:editing-cycles>30</meta:editing-cycles>
    <meta:generator>OpenOffice/4.1.6$Win32 OpenOffice.org_project/416m1$Build-9790</meta:generator>
    <meta:document-statistic meta:table-count="0" meta:image-count="0" meta:object-count="0" meta:page-count="7" meta:paragraph-count="194" meta:word-count="2444" meta:character-count="15874"/>
  </office:meta>
</office:document-meta>
</file>